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4000"/>
    </style:style>
    <style:style style:name="P2" style:family="paragraph" style:parent-style-name="Standard">
      <style:text-properties fo:color="#ff4000" fo:font-size="16pt" fo:font-weight="bold" officeooo:rsid="001a02d9" officeooo:paragraph-rsid="001a02d9" style:font-size-asian="16pt" style:font-weight-asian="bold" style:font-size-complex="16pt" style:font-weight-complex="bold"/>
    </style:style>
    <style:style style:name="T1" style:family="text">
      <style:text-properties officeooo:rsid="001ab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 text:c="14"/>K8S <text:s text:c="5"/>ARCHITECTURE </text:p>
      <text:p text:style-name="P2"><text:s text:c="14"/></text:p>
      <text:p text:style-name="P2"><text:s text:c="17"/>8=UBERNETE</text:p>
      <text:p text:style-name="P2"/>
      <text:p text:style-name="P2"><text:s text:c="14"/>kubernetes = <text:span text:style-name="T1">capta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5T13:04:02.498249220</meta:creation-date>
    <dc:date>2023-11-25T22:57:11.674513666</dc:date>
    <meta:editing-duration>PT7H42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6" meta:character-count="111" meta:non-whitespace-character-count="43"/>
  </office:meta>
</office:document-meta>
</file>